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gradient" draw:fill-color="#ef413d" draw:fill-gradient-name="Gradient_20_10" draw:opacity="50%" draw:textarea-horizontal-align="justify" draw:textarea-vertical-align="top" draw:auto-grow-height="false" fo:min-height="4.923cm" fo:min-width="15.976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bottom" draw:auto-grow-height="false" fo:min-height="7.463cm" fo:min-width="16.484cm" fo:padding-top="0.142cm" fo:padding-bottom="0.142cm" fo:padding-left="0.267cm" fo:padding-right="0.267cm"/>
    </style:style>
    <style:style style:name="gr3" style:family="graphic" style:parent-style-name="standard">
      <style:graphic-properties svg:stroke-width="0.035cm" svg:stroke-color="#000000" draw:marker-start-width="0.252cm" draw:marker-end-width="0.252cm" draw:fill="solid" draw:fill-color="#808080" draw:textarea-horizontal-align="justify" draw:textarea-vertical-align="middle" draw:auto-grow-height="false" fo:min-height="0.732cm" fo:min-width="1.371cm" fo:padding-top="0.142cm" fo:padding-bottom="0.142cm" fo:padding-left="0.267cm" fo:padding-right="0.267cm"/>
    </style:style>
    <style:style style:name="gr4" style:family="graphic" style:parent-style-name="standard">
      <style:graphic-properties svg:stroke-color="#000000" draw:fill-color="#fffbcc" draw:textarea-horizontal-align="justify" draw:textarea-vertical-align="middle" draw:auto-grow-height="false" fo:min-height="0.258cm" fo:min-width="2.548cm"/>
    </style:style>
    <style:style style:name="gr5" style:family="graphic" style:parent-style-name="standard">
      <style:graphic-properties svg:stroke-width="0.035cm" svg:stroke-color="#000000" draw:marker-start-width="0.252cm" draw:marker-end-width="0.252cm" draw:fill-color="#dddddd" draw:textarea-horizontal-align="justify" draw:textarea-vertical-align="middle" draw:auto-grow-height="false" fo:min-height="1.494cm" fo:min-width="2.514cm" fo:padding-top="0.142cm" fo:padding-bottom="0.142cm" fo:padding-left="0.267cm" fo:padding-right="0.267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999999" draw:textarea-horizontal-align="justify" draw:textarea-vertical-align="middle" draw:auto-grow-height="false" fo:min-height="1.367cm" fo:min-width="1.879cm" fo:padding-top="0.142cm" fo:padding-bottom="0.142cm" fo:padding-left="0.267cm" fo:padding-right="0.267cm"/>
    </style:style>
    <style:style style:name="gr7" style:family="graphic" style:parent-style-name="standard">
      <style:graphic-properties draw:stroke="dash" draw:stroke-dash="Fine_20_Dashed" svg:stroke-width="0.053cm" svg:stroke-color="#000000" draw:marker-start-width="0.279cm" draw:marker-end-width="0.279cm" draw:fill="solid" draw:fill-color="#999999" draw:textarea-horizontal-align="justify" draw:textarea-vertical-align="bottom" draw:auto-grow-height="false" fo:min-height="2.802cm" fo:min-width="11.061cm" fo:padding-top="0.151cm" fo:padding-bottom="0.151cm" fo:padding-left="0.276cm" fo:padding-right="0.276cm"/>
    </style:style>
    <style:style style:name="gr8" style:family="graphic" style:parent-style-name="standard">
      <style:graphic-properties svg:stroke-width="0.035cm" svg:stroke-color="#000000" draw:marker-start-width="0.252cm" draw:marker-end-width="0.252cm" draw:fill-color="#cccccc" draw:opacity="90%" draw:opacity-name="" draw:textarea-horizontal-align="justify" draw:textarea-vertical-align="middle" draw:auto-grow-height="false" fo:min-height="1.665cm" fo:min-width="9.162cm" fo:padding-top="0.142cm" fo:padding-bottom="0.142cm" fo:padding-left="0.267cm" fo:padding-right="0.267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bcaed5" draw:opacity="90%" draw:opacity-name="" draw:textarea-horizontal-align="justify" draw:textarea-vertical-align="middle" draw:auto-grow-height="false" fo:min-height="1.322cm" fo:min-width="2.088cm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00" draw:marker-start-width="0.252cm" draw:marker-end-width="0.252cm" draw:fill-color="#f68e76" draw:opacity="90%" draw:opacity-name="" draw:textarea-horizontal-align="justify" draw:textarea-vertical-align="middle" draw:auto-grow-height="false" fo:min-height="0.862cm" fo:min-width="1.628cm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8ccfb7" draw:opacity="90%" draw:opacity-name="" draw:textarea-horizontal-align="justify" draw:textarea-vertical-align="middle" draw:auto-grow-height="false" fo:min-height="0.404cm" fo:min-width="1.297cm" fo:padding-top="0.142cm" fo:padding-bottom="0.142cm" fo:padding-left="0.267cm" fo:padding-right="0.267cm"/>
    </style:style>
    <style:style style:name="gr12" style:family="graphic" style:parent-style-name="objectwithoutfill">
      <style:graphic-properties draw:marker-end="Arrow" draw:fill="none" draw:opacity="90%" draw:opacity-name="" draw:textarea-vertical-align="middle"/>
    </style:style>
    <style:style style:name="gr13" style:family="graphic" style:parent-style-name="standard">
      <style:graphic-properties svg:stroke-width="0.028cm" svg:stroke-color="#000000" draw:marker-start-width="0.242cm" draw:marker-end-width="0.242cm" draw:fill-color="#333333" draw:opacity="90%" draw:opacity-name="" draw:textarea-horizontal-align="justify" draw:textarea-vertical-align="middle" draw:auto-grow-height="false" fo:min-height="0.062cm" fo:min-width="0.492cm" fo:padding-top="0.139cm" fo:padding-bottom="0.139cm" fo:padding-left="0.264cm" fo:padding-right="0.264cm"/>
    </style:style>
    <style:style style:name="gr14" style:family="graphic" style:parent-style-name="objectwithoutfill">
      <style:graphic-properties draw:fill="none" draw:opacity="90%" draw:opacity-name="" draw:textarea-vertical-align="middle"/>
    </style:style>
    <style:style style:name="gr15" style:family="graphic" style:parent-style-name="objectwithoutfill">
      <style:graphic-properties draw:marker-end="" draw:fill="none" draw:opacity="90%" draw:opacity-name="" draw:textarea-vertical-align="middle"/>
    </style:style>
    <style:style style:name="gr16" style:family="graphic" style:parent-style-name="standard">
      <style:graphic-properties svg:stroke-width="0.035cm" svg:stroke-color="#000000" draw:marker-start-width="0.252cm" draw:marker-end-width="0.252cm" draw:fill-color="#cccccc" draw:opacity="90%" draw:opacity-name="" draw:textarea-horizontal-align="justify" draw:textarea-vertical-align="bottom" draw:auto-grow-height="false" fo:min-height="1.665cm" fo:min-width="9.162cm" fo:padding-top="0.142cm" fo:padding-bottom="0.142cm" fo:padding-left="0.267cm" fo:padding-right="0.267cm"/>
    </style:style>
    <style:style style:name="gr17" style:family="graphic" style:parent-style-name="standard">
      <style:graphic-properties svg:stroke-width="0.035cm" svg:stroke-color="#000000" draw:marker-start-width="0.252cm" draw:marker-end-width="0.252cm" draw:fill-color="#e0efd4" draw:textarea-horizontal-align="justify" draw:textarea-vertical-align="middle" draw:auto-grow-height="false" fo:min-height="1.376cm" fo:min-width="1.634cm" fo:padding-top="0.142cm" fo:padding-bottom="0.142cm" fo:padding-left="0.267cm" fo:padding-right="0.267cm"/>
    </style:style>
    <style:style style:name="gr18" style:family="graphic" style:parent-style-name="objectwithoutfill">
      <style:graphic-properties svg:stroke-width="0.028cm" draw:marker-start-width="0.242cm" draw:marker-end="Rounded_20_short_20_Arrow" draw:marker-end-width="0.342cm" draw:fill="none" draw:textarea-vertical-align="bottom" fo:padding-top="0.139cm" fo:padding-bottom="0.139cm" fo:padding-left="0.264cm" fo:padding-right="0.264cm"/>
    </style:style>
    <style:style style:name="gr19" style:family="graphic" style:parent-style-name="objectwithoutfill">
      <style:graphic-properties draw:marker-start="Symmetric_20_Arrow" draw:marker-end="Symmetric_20_Arrow" draw:marker-end-width="0.3cm" draw:fill="none" draw:textarea-vertical-align="middle"/>
    </style:style>
    <style:style style:name="gr20" style:family="graphic" style:parent-style-name="objectwithoutfill">
      <style:graphic-properties svg:stroke-color="#ed1c24" draw:marker-end="" draw:marker-end-width="0.3cm" draw:fill="none" draw:textarea-vertical-align="middle"/>
    </style:style>
    <style:style style:name="gr21" style:family="graphic" style:parent-style-name="objectwithoutfill">
      <style:graphic-properties svg:stroke-width="0.035cm" draw:marker-start="Symmetric_20_Arrow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P1" style:family="paragraph">
      <style:paragraph-properties fo:text-align="start"/>
      <style:text-properties fo:font-size="14pt"/>
    </style:style>
    <style:style style:name="P2" style:family="paragraph">
      <loext:graphic-properties draw:fill="gradient" draw:fill-color="#ef413d" draw:fill-gradient-name="Gradient_20_10" draw:opacity="50%"/>
      <style:paragraph-properties fo:text-align="start"/>
      <style:text-properties fo:font-size="14pt"/>
    </style:style>
    <style:style style:name="P3" style:family="paragraph">
      <style:paragraph-properties fo:text-align="end"/>
    </style:style>
    <style:style style:name="P4" style:family="paragraph">
      <loext:graphic-properties draw:fill="none"/>
      <style:paragraph-properties fo:text-align="end"/>
    </style:style>
    <style:style style:name="P5" style:family="paragraph">
      <style:paragraph-properties fo:text-align="center"/>
    </style:style>
    <style:style style:name="P6" style:family="paragraph">
      <loext:graphic-properties draw:fill="solid" draw:fill-color="#808080"/>
      <style:paragraph-properties fo:text-align="center"/>
      <style:text-properties fo:font-size="14pt"/>
    </style:style>
    <style:style style:name="P7" style:family="paragraph">
      <loext:graphic-properties draw:fill-color="#fffbcc"/>
      <style:paragraph-properties fo:text-align="center"/>
      <style:text-properties fo:font-size="14pt"/>
    </style:style>
    <style:style style:name="P8" style:family="paragraph">
      <loext:graphic-properties draw:fill-color="#dddddd"/>
      <style:paragraph-properties fo:text-align="center"/>
      <style:text-properties fo:font-size="14pt"/>
    </style:style>
    <style:style style:name="P9" style:family="paragraph">
      <loext:graphic-properties draw:fill-color="#999999"/>
      <style:paragraph-properties fo:text-align="center"/>
      <style:text-properties fo:font-size="14pt"/>
    </style:style>
    <style:style style:name="P10" style:family="paragraph">
      <style:paragraph-properties fo:text-align="end"/>
      <style:text-properties fo:color="#000000" fo:font-size="12pt" fo:background-color="transparent"/>
    </style:style>
    <style:style style:name="P11" style:family="paragraph">
      <loext:graphic-properties draw:fill="solid" draw:fill-color="#999999"/>
      <style:paragraph-properties fo:text-align="end"/>
      <style:text-properties fo:color="#000000" fo:font-size="12pt" fo:background-color="transparent"/>
    </style:style>
    <style:style style:name="P12" style:family="paragraph">
      <loext:graphic-properties draw:fill-color="#cccccc" draw:opacity="90%"/>
      <style:paragraph-properties fo:text-align="center"/>
    </style:style>
    <style:style style:name="P13" style:family="paragraph">
      <loext:graphic-properties draw:fill-color="#bcaed5" draw:opacity="90%"/>
      <style:paragraph-properties fo:text-align="center"/>
      <style:text-properties fo:font-size="14pt"/>
    </style:style>
    <style:style style:name="P14" style:family="paragraph">
      <style:paragraph-properties fo:text-align="center"/>
      <style:text-properties fo:font-size="14pt"/>
    </style:style>
    <style:style style:name="P15" style:family="paragraph">
      <loext:graphic-properties draw:fill-color="#f68e76" draw:opacity="90%"/>
      <style:paragraph-properties fo:text-align="center"/>
      <style:text-properties fo:font-size="14pt"/>
    </style:style>
    <style:style style:name="P16" style:family="paragraph">
      <loext:graphic-properties draw:fill-color="#8ccfb7" draw:opacity="90%"/>
      <style:paragraph-properties fo:text-align="center"/>
      <style:text-properties fo:font-size="14pt"/>
    </style:style>
    <style:style style:name="P17" style:family="paragraph">
      <loext:graphic-properties draw:fill="none" draw:opacity="90%"/>
      <style:paragraph-properties fo:text-align="center"/>
    </style:style>
    <style:style style:name="P18" style:family="paragraph">
      <style:paragraph-properties fo:text-align="center"/>
      <style:text-properties fo:font-size="8pt"/>
    </style:style>
    <style:style style:name="P19" style:family="paragraph">
      <loext:graphic-properties draw:fill-color="#333333" draw:opacity="90%"/>
      <style:paragraph-properties fo:text-align="center"/>
      <style:text-properties fo:font-size="8pt"/>
    </style:style>
    <style:style style:name="P20" style:family="paragraph">
      <style:paragraph-properties fo:text-align="end"/>
      <style:text-properties fo:font-size="8pt"/>
    </style:style>
    <style:style style:name="P21" style:family="paragraph">
      <loext:graphic-properties draw:fill-color="#cccccc" draw:opacity="90%"/>
      <style:paragraph-properties fo:text-align="end"/>
      <style:text-properties fo:font-size="8pt"/>
    </style:style>
    <style:style style:name="P22" style:family="paragraph">
      <style:paragraph-properties fo:text-align="center"/>
      <style:text-properties fo:font-size="10pt"/>
    </style:style>
    <style:style style:name="P23" style:family="paragraph">
      <loext:graphic-properties draw:fill-color="#bcaed5" draw:opacity="90%"/>
      <style:paragraph-properties fo:text-align="center"/>
      <style:text-properties fo:font-size="10pt"/>
    </style:style>
    <style:style style:name="P24" style:family="paragraph">
      <loext:graphic-properties draw:fill-color="#f68e76" draw:opacity="90%"/>
      <style:paragraph-properties fo:text-align="center"/>
      <style:text-properties fo:font-size="10pt"/>
    </style:style>
    <style:style style:name="P25" style:family="paragraph">
      <loext:graphic-properties draw:fill-color="#8ccfb7" draw:opacity="90%"/>
      <style:paragraph-properties fo:text-align="center"/>
      <style:text-properties fo:font-size="10pt"/>
    </style:style>
    <style:style style:name="P26" style:family="paragraph">
      <loext:graphic-properties draw:fill="none" draw:opacity="90%"/>
      <style:paragraph-properties fo:text-align="center"/>
      <style:text-properties fo:font-size="10pt"/>
    </style:style>
    <style:style style:name="P27" style:family="paragraph">
      <loext:graphic-properties draw:fill-color="#333333" draw:opacity="90%"/>
      <style:paragraph-properties fo:text-align="center"/>
      <style:text-properties fo:font-size="10pt"/>
    </style:style>
    <style:style style:name="P28" style:family="paragraph">
      <loext:graphic-properties draw:fill-color="#e0efd4"/>
      <style:paragraph-properties fo:text-align="center"/>
      <style:text-properties fo:font-size="14pt"/>
    </style:style>
    <style:style style:name="P29" style:family="paragraph">
      <style:paragraph-properties fo:text-align="end"/>
      <style:text-properties fo:font-size="10pt"/>
    </style:style>
    <style:style style:name="P30" style:family="paragraph">
      <loext:graphic-properties draw:fill="none"/>
      <style:paragraph-properties fo:text-align="end"/>
      <style:text-properties fo:font-size="10pt"/>
    </style:style>
    <style:style style:name="P31" style:family="paragraph">
      <style:paragraph-properties fo:text-align="start"/>
      <style:text-properties fo:font-size="10pt"/>
    </style:style>
    <style:style style:name="P32" style:family="paragraph">
      <loext:graphic-properties draw:fill="none"/>
      <style:paragraph-properties fo:text-align="start"/>
      <style:text-properties fo:font-size="10pt"/>
    </style:style>
    <style:style style:name="P33" style:family="paragraph">
      <loext:graphic-properties draw:fill="none"/>
      <style:paragraph-properties fo:text-align="center"/>
    </style:style>
    <style:style style:name="P34" style:family="paragraph">
      <loext:graphic-properties draw:fill="none"/>
      <style:paragraph-properties fo:margin-top="0cm" fo:margin-bottom="0cm" fo:text-align="center"/>
    </style:style>
    <style:style style:name="T1" style:family="text">
      <style:text-properties fo:font-size="14pt"/>
    </style:style>
    <style:style style:name="T2" style:family="text">
      <style:text-properties fo:color="#000000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6.51cm" svg:height="5.207cm" svg:x="2.143cm" svg:y="2.778cm">
          <text:p text:style-name="P1">Programmable </text:p>
          <text:p text:style-name="P1">Logi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17.018cm" svg:height="7.747cm" svg:x="1.889cm" svg:y="2.524cm">
          <text:p text:style-name="P3">System on Chip</text:p>
          <draw:enhanced-geometry svg:viewBox="0 0 21600 21600" draw:type="rectangle" draw:enhanced-path="M 0 0 L 21600 0 21600 21600 0 21600 0 0 Z N"/>
        </draw:custom-shape>
        <draw:custom-shape draw:style-name="gr3" draw:text-style-name="P6" xml:id="id2" draw:id="id2" draw:layer="layout" svg:width="1.905cm" svg:height="1.016cm" svg:x="9.509cm" svg:y="6.942cm">
          <text:p text:style-name="P5"><text:span text:style-name="T1">DMA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3" draw:id="id3" draw:layer="layout" svg:width="3.048cm" svg:height="0.508cm" svg:x="3.248cm" svg:y="7.763cm">
          <text:p text:style-name="P5"><text:span text:style-name="T1">Memory Map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9" draw:id="id9" draw:layer="layout" svg:width="3.048cm" svg:height="1.778cm" svg:x="3.248cm" svg:y="8.271cm">
          <text:p text:style-name="P5"><text:span text:style-name="T1">Processing</text:span></text:p>
          <text:p text:style-name="P5"><text:span text:style-name="T1">System</text:span></text:p>
          <draw:enhanced-geometry svg:viewBox="0 0 21600 21600" draw:type="rectangle" draw:enhanced-path="M 0 0 L 21600 0 21600 21600 0 21600 0 0 Z N"/>
        </draw:custom-shape>
        <draw:custom-shape draw:style-name="gr6" draw:text-style-name="P9" xml:id="id10" draw:id="id10" draw:layer="layout" svg:width="2.413cm" svg:height="1.651cm" svg:x="9.255cm" svg:y="10.779cm">
          <text:p text:style-name="P5"><text:span text:style-name="T1">Off-Chip</text:span></text:p>
          <text:p text:style-name="P5"><text:span text:style-name="T1">Memory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xml:id="id1" draw:id="id1" draw:layer="layout" svg:width="11.811cm" svg:height="3.302cm" svg:x="6.334cm" svg:y="3.032cm">
          <text:p text:style-name="P10"><text:span text:style-name="T2">Engine</text:span></text:p>
          <draw:enhanced-geometry svg:viewBox="0 0 21600 21600" draw:path-stretchpoint-x="10800" draw:path-stretchpoint-y="10800" draw:text-areas="?f3 ?f4 ?f5 ?f6" draw:type="round-rectangle" draw:modifiers="2230.730478589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8" draw:text-style-name="P12" draw:layer="layout" svg:width="9.906cm" svg:height="2.159cm" svg:x="7.661cm" svg:y="3.20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9" draw:text-style-name="P13" draw:layer="layout" svg:width="2.794cm" svg:height="1.778cm" svg:x="7.788cm" svg:y="3.459cm">
              <text:p text:style-name="P5"><text:span text:style-name="T1">Convolution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15" draw:layer="layout" svg:width="2.286cm" svg:height="1.27cm" svg:x="11.09cm" svg:y="3.713cm">
              <text:p text:style-name="P14"><text:span text:style-name="T1">Activation</text:span></text:p>
              <text:p text:style-name="P14"><text:span text:style-name="T1">Function</text:span></text:p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16" draw:layer="layout" svg:width="1.905cm" svg:height="0.762cm" svg:x="14.138cm" svg:y="3.967cm">
              <text:p text:style-name="P5"><text:span text:style-name="T1">Pooling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line draw:style-name="gr12" draw:text-style-name="P17" draw:layer="layout" svg:x1="10.582cm" svg:y1="4.348cm" svg:x2="11.09cm" svg:y2="4.348cm">
              <text:p/>
            </draw:line>
            <draw:custom-shape draw:style-name="gr13" draw:text-style-name="P19" draw:layer="layout" svg:width="1.524cm" svg:height="0.508cm" draw:transform="rotate (1.57097085972009) translate (16.524cm 4.856cm)">
              <text:p text:style-name="P18">MUX</text:p>
              <draw:enhanced-geometry svg:viewBox="0 0 21600 21600" draw:glue-points="?f6 10800 10800 21600 ?f5 10800 10800 0" draw:text-areas="?f3 ?f3 ?f4 ?f4" draw:mirror-horizontal="false" draw:type="trapezoid" draw:modifiers="3296.93154996066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2" draw:text-style-name="P17" draw:layer="layout" svg:x1="13.376cm" svg:y1="4.334cm" svg:x2="14.138cm" svg:y2="4.334cm">
              <text:p/>
            </draw:line>
            <draw:line draw:style-name="gr14" draw:text-style-name="P17" draw:layer="layout" svg:x1="13.503cm" svg:y1="4.348cm" svg:x2="13.503cm" svg:y2="3.713cm">
              <text:p/>
            </draw:line>
            <draw:line draw:style-name="gr12" draw:text-style-name="P17" draw:layer="layout" svg:x1="13.503cm" svg:y1="3.713cm" svg:x2="16.551cm" svg:y2="3.713cm">
              <text:p/>
            </draw:line>
            <draw:line draw:style-name="gr12" draw:text-style-name="P17" draw:layer="layout" svg:x1="16.043cm" svg:y1="4.348cm" svg:x2="16.551cm" svg:y2="4.348cm">
              <text:p/>
            </draw:line>
            <draw:line draw:style-name="gr15" draw:text-style-name="P17" draw:layer="layout" svg:x1="17.059cm" svg:y1="4.094cm" svg:x2="17.567cm" svg:y2="4.094cm">
              <text:p/>
            </draw:line>
          </draw:g>
        </draw:g>
        <draw:g>
          <draw:custom-shape draw:style-name="gr8" draw:text-style-name="P12" draw:layer="layout" svg:width="9.906cm" svg:height="2.159cm" svg:x="7.026cm" svg:y="3.45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9" draw:text-style-name="P13" draw:layer="layout" svg:width="2.794cm" svg:height="1.778cm" svg:x="7.153cm" svg:y="3.713cm">
              <text:p text:style-name="P5"><text:span text:style-name="T1">Convolution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0" draw:text-style-name="P15" draw:layer="layout" svg:width="2.286cm" svg:height="1.27cm" svg:x="10.455cm" svg:y="3.967cm">
              <text:p text:style-name="P14"><text:span text:style-name="T1">Activation</text:span></text:p>
              <text:p text:style-name="P14"><text:span text:style-name="T1">Function</text:span></text:p>
  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11" draw:text-style-name="P16" draw:layer="layout" svg:width="1.905cm" svg:height="0.762cm" svg:x="13.503cm" svg:y="4.221cm">
              <text:p text:style-name="P5"><text:span text:style-name="T1">Pooling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line draw:style-name="gr12" draw:text-style-name="P17" draw:layer="layout" svg:x1="9.947cm" svg:y1="4.602cm" svg:x2="10.455cm" svg:y2="4.602cm">
              <text:p/>
            </draw:line>
            <draw:custom-shape draw:style-name="gr13" draw:text-style-name="P19" draw:layer="layout" svg:width="1.524cm" svg:height="0.508cm" draw:transform="rotate (1.57097085972009) translate (15.889cm 5.11cm)">
              <text:p text:style-name="P18">MUX</text:p>
              <draw:enhanced-geometry svg:viewBox="0 0 21600 21600" draw:glue-points="?f6 10800 10800 21600 ?f5 10800 10800 0" draw:text-areas="?f3 ?f3 ?f4 ?f4" draw:mirror-horizontal="false" draw:type="trapezoid" draw:modifiers="3296.93154996066" draw:enhanced-path="M 0 0 L 21600 0 ?f0 21600 ?f1 21600 Z N">
                <draw:equation draw:name="f0" draw:formula="21600-$0 "/>
                <draw:equation draw:name="f1" draw:formula="$0 "/>
                <draw:equation draw:name="f2" draw:formula="$0 *10/18"/>
                <draw:equation draw:name="f3" draw:formula="?f2 +1750"/>
                <draw:equation draw:name="f4" draw:formula="21600-?f3 "/>
                <draw:equation draw:name="f5" draw:formula="$0 /2"/>
                <draw:equation draw:name="f6" draw:formula="21600-?f5 "/>
                <draw:handle draw:handle-position="$0 bottom" draw:handle-range-x-minimum="0" draw:handle-range-x-maximum="10800"/>
              </draw:enhanced-geometry>
            </draw:custom-shape>
            <draw:line draw:style-name="gr12" draw:text-style-name="P17" draw:layer="layout" svg:x1="12.741cm" svg:y1="4.588cm" svg:x2="13.503cm" svg:y2="4.588cm">
              <text:p/>
            </draw:line>
            <draw:line draw:style-name="gr14" draw:text-style-name="P17" draw:layer="layout" svg:x1="12.868cm" svg:y1="4.602cm" svg:x2="12.868cm" svg:y2="3.967cm">
              <text:p/>
            </draw:line>
            <draw:line draw:style-name="gr12" draw:text-style-name="P17" draw:layer="layout" svg:x1="12.868cm" svg:y1="3.967cm" svg:x2="15.916cm" svg:y2="3.967cm">
              <text:p/>
            </draw:line>
            <draw:line draw:style-name="gr12" draw:text-style-name="P17" draw:layer="layout" svg:x1="15.408cm" svg:y1="4.602cm" svg:x2="15.916cm" svg:y2="4.602cm">
              <text:p/>
            </draw:line>
            <draw:line draw:style-name="gr15" draw:text-style-name="P17" draw:layer="layout" svg:x1="16.424cm" svg:y1="4.348cm" svg:x2="16.932cm" svg:y2="4.348cm">
              <text:p/>
            </draw:line>
          </draw:g>
        </draw:g>
        <draw:custom-shape draw:style-name="gr16" draw:text-style-name="P21" draw:layer="layout" svg:width="9.906cm" svg:height="2.159cm" svg:x="6.518cm" svg:y="3.713cm">
          <text:p text:style-name="P20">Processing Element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3" xml:id="id5" draw:id="id5" draw:layer="layout" svg:width="2.794cm" svg:height="1.778cm" svg:x="6.645cm" svg:y="3.967cm">
          <text:p text:style-name="P22"><text:span text:style-name="T1">C</text:span><text:span text:style-name="T1">o</text:span><text:span text:style-name="T1">n</text:span><text:span text:style-name="T1">v</text:span><text:span text:style-name="T1">o</text:span><text:span text:style-name="T1">l</text:span><text:span text:style-name="T1">u</text:span><text:span text:style-name="T1">ti</text:span><text:span text:style-name="T1">o</text:span><text:span text:style-name="T1">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4" xml:id="id6" draw:id="id6" draw:layer="layout" svg:width="2.286cm" svg:height="1.27cm" svg:x="9.947cm" svg:y="4.221cm">
          <text:p text:style-name="P22"><text:span text:style-name="T1">Ac</text:span><text:span text:style-name="T1">tiv</text:span><text:span text:style-name="T1">ati</text:span><text:span text:style-name="T1">on</text:span></text:p>
          <text:p text:style-name="P22"><text:span text:style-name="T1">Fu</text:span><text:span text:style-name="T1">nc</text:span><text:span text:style-name="T1">tio</text:span><text:span text:style-name="T1">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5" xml:id="id7" draw:id="id7" draw:layer="layout" svg:width="1.905cm" svg:height="0.762cm" svg:x="12.995cm" svg:y="4.475cm">
          <text:p text:style-name="P22"><text:span text:style-name="T1">P</text:span><text:span text:style-name="T1">o</text:span><text:span text:style-name="T1">o</text:span><text:span text:style-name="T1">l</text:span><text:span text:style-name="T1">i</text:span><text:span text:style-name="T1">n</text:span><text:span text:style-name="T1">g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26" draw:layer="layout" svg:x1="9.439cm" svg:y1="4.856cm" svg:x2="9.947cm" svg:y2="4.856cm">
          <text:p/>
        </draw:line>
        <draw:custom-shape draw:style-name="gr13" draw:text-style-name="P27" xml:id="id8" draw:id="id8" draw:layer="layout" svg:width="1.524cm" svg:height="0.508cm" draw:transform="rotate (1.57097085972009) translate (15.381cm 5.364cm)">
          <text:p text:style-name="P22">MUX</text:p>
          <draw:enhanced-geometry svg:viewBox="0 0 21600 21600" draw:glue-points="?f6 10800 10800 21600 ?f5 10800 10800 0" draw:text-areas="?f3 ?f3 ?f4 ?f4" draw:mirror-horizontal="false" draw:mirror-vertical="false" draw:type="trapezoid" draw:modifiers="3296.9315499606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12" draw:text-style-name="P26" draw:layer="layout" svg:x1="12.233cm" svg:y1="4.842cm" svg:x2="12.995cm" svg:y2="4.842cm">
          <text:p/>
        </draw:line>
        <draw:line draw:style-name="gr14" draw:text-style-name="P26" draw:layer="layout" svg:x1="12.36cm" svg:y1="4.856cm" svg:x2="12.36cm" svg:y2="4.221cm">
          <text:p/>
        </draw:line>
        <draw:line draw:style-name="gr12" draw:text-style-name="P26" draw:layer="layout" svg:x1="12.36cm" svg:y1="4.221cm" svg:x2="15.408cm" svg:y2="4.221cm">
          <text:p/>
        </draw:line>
        <draw:line draw:style-name="gr12" draw:text-style-name="P26" draw:layer="layout" svg:x1="14.9cm" svg:y1="4.856cm" svg:x2="15.408cm" svg:y2="4.856cm">
          <text:p/>
        </draw:line>
        <draw:line draw:style-name="gr15" draw:text-style-name="P26" draw:layer="layout" svg:x1="15.916cm" svg:y1="4.602cm" svg:x2="16.424cm" svg:y2="4.602cm">
          <text:p/>
        </draw:line>
        <draw:custom-shape draw:style-name="gr17" draw:text-style-name="P28" xml:id="id4" draw:id="id4" draw:layer="layout" svg:width="2.286cm" svg:height="1.778cm" svg:x="2.905cm" svg:y="5.191cm">
          <text:p text:style-name="P14">Controller</text:p>
          <text:p text:style-name="P14">(FSM)</text:p>
          <draw:enhanced-geometry svg:viewBox="0 0 21600 21600" draw:path-stretchpoint-x="10800" draw:path-stretchpoint-y="10800" draw:text-areas="?f3 ?f4 ?f5 ?f6" draw:type="round-rectangle" draw:modifiers="2456.6523605150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8" draw:text-style-name="P30" draw:layer="layout" draw:line-skew="-0.273cm" svg:x1="18.145cm" svg:y1="4.683cm" svg:x2="11.414cm" svg:y2="7.45cm" draw:start-shape="id1" draw:start-glue-point="1" draw:end-shape="id2" draw:end-glue-point="1" svg:d="M18145 4683h254v2767h-6985" svg:viewBox="0 0 6986 2768">
          <text:p text:style-name="P29">Features/Classifications</text:p>
        </draw:connector>
        <draw:connector draw:style-name="gr18" draw:text-style-name="P32" draw:layer="layout" draw:line-skew="-0.234cm" svg:x1="9.509cm" svg:y1="7.45cm" svg:x2="6.334cm" svg:y2="4.683cm" draw:start-shape="id2" draw:start-glue-point="3" draw:end-shape="id1" draw:end-glue-point="3" svg:d="M9509 7450h-3937v-2767h762" svg:viewBox="0 0 3938 2768">
          <text:p text:style-name="P31">Images/Features</text:p>
        </draw:connector>
        <draw:connector draw:style-name="gr19" draw:text-style-name="P33" draw:layer="layout" draw:line-skew="-0.025cm" svg:x1="4.772cm" svg:y1="7.763cm" svg:x2="4.048cm" svg:y2="6.969cm" draw:start-shape="id3" draw:start-glue-point="0" draw:end-shape="id4" draw:end-glue-point="2" svg:d="M4772 7763v-413h-724v-381" svg:viewBox="0 0 725 795">
          <text:p/>
        </draw:connector>
        <draw:connector draw:style-name="gr20" draw:text-style-name="P34" draw:layer="layout" draw:line-skew="0cm -0.184cm" svg:x1="5.191cm" svg:y1="6.08cm" svg:x2="8.042cm" svg:y2="5.745cm" draw:start-shape="id4" draw:start-glue-point="1" draw:end-shape="id5" draw:end-glue-point="2" svg:d="M5191 6080h728 2123v-335" svg:viewBox="0 0 2852 336">
          <text:p/>
        </draw:connector>
        <draw:connector draw:style-name="gr20" draw:text-style-name="P34" draw:layer="layout" svg:x1="5.191cm" svg:y1="6.08cm" svg:x2="11.09cm" svg:y2="5.491cm" draw:start-shape="id4" draw:start-glue-point="1" draw:end-shape="id6" draw:end-glue-point="2" svg:d="M5191 6080h5899v-589" svg:viewBox="0 0 5900 590">
          <text:p/>
        </draw:connector>
        <draw:connector draw:style-name="gr20" draw:text-style-name="P34" draw:layer="layout" svg:x1="5.191cm" svg:y1="6.08cm" svg:x2="13.947cm" svg:y2="5.237cm" draw:start-shape="id4" draw:start-glue-point="1" draw:end-shape="id7" draw:end-glue-point="2" svg:d="M5191 6080h8756v-843" svg:viewBox="0 0 8757 844">
          <text:p/>
        </draw:connector>
        <draw:connector draw:style-name="gr20" draw:text-style-name="P34" draw:layer="layout" svg:x1="5.191cm" svg:y1="6.08cm" svg:x2="15.635cm" svg:y2="5.248cm" draw:start-shape="id4" draw:start-glue-point="1" draw:end-shape="id8" draw:end-glue-point="6" svg:d="M5191 6080h10444v-832" svg:viewBox="0 0 10445 833">
          <text:p/>
        </draw:connector>
        <draw:connector draw:style-name="gr21" draw:text-style-name="P33" draw:layer="layout" svg:x1="6.296cm" svg:y1="9.16cm" svg:x2="10.461cm" svg:y2="10.779cm" draw:start-shape="id9" draw:end-shape="id10" draw:end-glue-point="0" svg:d="M6296 9160h4165v1619" svg:viewBox="0 0 4166 1620">
          <text:p/>
        </draw:connector>
        <draw:connector draw:style-name="gr21" draw:text-style-name="P33" draw:layer="layout" svg:x1="10.461cm" svg:y1="7.958cm" svg:x2="10.461cm" svg:y2="10.779cm" draw:start-shape="id2" draw:start-glue-point="2" draw:end-shape="id10" draw:end-glue-point="0" svg:d="M10461 7958v2821" svg:viewBox="0 0 1 2822">
          <text:p/>
        </draw:connector>
        <draw:connector draw:style-name="gr20" draw:text-style-name="P33" draw:layer="layout" svg:x1="5.191cm" svg:y1="6.08cm" svg:x2="10.461cm" svg:y2="6.942cm" draw:start-shape="id4" draw:start-glue-point="1" draw:end-shape="id2" draw:end-glue-point="0" svg:d="M5191 6080h5270v862" svg:viewBox="0 0 5271 86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10" draw:display-name="Gradient 10" draw:style="rectangular" draw:cx="50%" draw:cy="50%" draw:start-color="#ffffff" draw:end-color="#1c1c1c" draw:start-intensity="100%" draw:end-intensity="100%" draw:angle="30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marker draw:name="Triangle_20_unfilled" draw:display-name="Triangle unfilled" svg:viewBox="0 0 3000 3000" svg:d="M1500 0l1500 3000h-3000zM1500 447l-1176 2353h2353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3T14:26:38.213019681</meta:creation-date>
    <dc:date>2019-11-03T15:33:56.685204553</dc:date>
    <meta:editing-duration>PT3M10S</meta:editing-duration>
    <meta:editing-cycles>2</meta:editing-cycles>
    <meta:generator>LibreOffice/6.0.7.3$Linux_X86_64 LibreOffice_project/00m0$Build-3</meta:generator>
    <meta:document-statistic meta:object-count="55"/>
  </office:meta>
</office:document-meta>
</file>